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3CCB92A1349D90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0.89mm, 0mm, 0mm, 50.31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0.41mm" svg:y="40.87mm" svg:width="129.59mm" svg:height="86.62mm" draw:z-index="0" draw:transform="translate (-105.205mm -84.18mm) rotate (4.71238898038469) translate (105.205mm 84.18mm)"><draw:image xlink:href="Pictures/1000000000000320000002583CCB92A1349D90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" style:font-family-complex="Alban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lbany1" style:font-family-complex="Albany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lbany1" style:font-family-complex="Albany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1" style:font-family-complex="Albany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2:14:42.230000000</meta:creation-date>
    <dc:date>2020-12-18T12:15:58.138000000</dc:date>
    <meta:editing-duration>PT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1$Windows_X86_64 LibreOffice_project/e3cebc55238632eae061a3da668963d484a71147</meta:generator>
  </office:meta>
</office:document-meta>
</file>